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dèle transport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Modèle transport avec Zkt </text:p>
          </table:table-cell>
          <table:covered-table-cell table:number-columns-repeated="12"/>
        </table:table-row>
        <table:table-row table:style-name="ro1">
          <table:table-cell table:style-name="ce1" office:value-type="string" calcext:value-type="string" table:number-columns-spanned="6" table:number-rows-spanned="1">
            <text:p>1_thread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6_thread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ZktObjectif</text:p>
          </table:table-cell>
          <table:table-cell office:value-type="string" calcext:value-type="string">
            <text:p>ZktBounds</text:p>
          </table:table-cell>
          <table:table-cell office:value-type="string" calcext:value-type="string">
            <text:p>ZktGap</text:p>
          </table:table-cell>
          <table:table-cell office:value-type="string" calcext:value-type="string">
            <text:p>ZktNodes</text:p>
          </table:table-cell>
          <table:table-cell office:value-type="string" calcext:value-type="string">
            <text:p>ZktTime</text:p>
          </table:table-cell>
          <table:table-cell/>
          <table:table-cell office:value-type="string" calcext:value-type="string">
            <text:p>Instances</text:p>
          </table:table-cell>
          <table:table-cell office:value-type="string" calcext:value-type="string">
            <text:p>ZktObjectif</text:p>
          </table:table-cell>
          <table:table-cell office:value-type="string" calcext:value-type="string">
            <text:p>ZktBounds</text:p>
          </table:table-cell>
          <table:table-cell office:value-type="string" calcext:value-type="string">
            <text:p>ZktGap</text:p>
          </table:table-cell>
          <table:table-cell office:value-type="string" calcext:value-type="string">
            <text:p>ZktNodes</text:p>
          </table:table-cell>
          <table:table-cell office:value-type="string" calcext:value-type="string">
            <text:p>ZktTime</text:p>
          </table:table-cell>
        </table:table-row>
        <table:table-row table:style-name="ro1">
          <table:table-cell office:value-type="string" calcext:value-type="string">
            <text:p>5_5</text:p>
          </table:table-cell>
          <table:table-cell office:value-type="float" office:value="19450.62" calcext:value-type="float">
            <text:p>19450,62</text:p>
          </table:table-cell>
          <table:table-cell office:value-type="float" office:value="19450.616" calcext:value-type="float">
            <text:p>19450,616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.0239" calcext:value-type="float">
            <text:p>0,0239</text:p>
          </table:table-cell>
          <table:table-cell/>
          <table:table-cell office:value-type="string" calcext:value-type="string">
            <text:p>5_5</text:p>
          </table:table-cell>
          <table:table-cell office:value-type="float" office:value="19450.62" calcext:value-type="float">
            <text:p>19450,62</text:p>
          </table:table-cell>
          <table:table-cell office:value-type="float" office:value="19450.616" calcext:value-type="float">
            <text:p>19450,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09" calcext:value-type="float">
            <text:p>0,0409</text:p>
          </table:table-cell>
        </table:table-row>
        <table:table-row table:style-name="ro1">
          <table:table-cell office:value-type="string" calcext:value-type="string">
            <text:p>5_10</text:p>
          </table:table-cell>
          <table:table-cell office:value-type="float" office:value="37730.16" calcext:value-type="float">
            <text:p>37730,16</text:p>
          </table:table-cell>
          <table:table-cell office:value-type="float" office:value="37729.879" calcext:value-type="float">
            <text:p>37729,879</text:p>
          </table:table-cell>
          <table:table-cell office:value-type="float" office:value="0.0008" calcext:value-type="float">
            <text:p>0,0008</text:p>
          </table:table-cell>
          <table:table-cell office:value-type="float" office:value="178.4" calcext:value-type="float">
            <text:p>178,4</text:p>
          </table:table-cell>
          <table:table-cell office:value-type="float" office:value="0.2318" calcext:value-type="float">
            <text:p>0,2318</text:p>
          </table:table-cell>
          <table:table-cell/>
          <table:table-cell office:value-type="string" calcext:value-type="string">
            <text:p>5_10</text:p>
          </table:table-cell>
          <table:table-cell office:value-type="float" office:value="37730.16" calcext:value-type="float">
            <text:p>37730,16</text:p>
          </table:table-cell>
          <table:table-cell office:value-type="float" office:value="37729.869" calcext:value-type="float">
            <text:p>37729,869</text:p>
          </table:table-cell>
          <table:table-cell office:value-type="float" office:value="0.0007" calcext:value-type="float">
            <text:p>0,0007</text:p>
          </table:table-cell>
          <table:table-cell office:value-type="float" office:value="207.6" calcext:value-type="float">
            <text:p>207,6</text:p>
          </table:table-cell>
          <table:table-cell office:value-type="float" office:value="0.4967" calcext:value-type="float">
            <text:p>0,4967</text:p>
          </table:table-cell>
        </table:table-row>
        <table:table-row table:style-name="ro1">
          <table:table-cell office:value-type="string" calcext:value-type="string">
            <text:p>5_25</text:p>
          </table:table-cell>
          <table:table-cell office:value-type="float" office:value="92712.08" calcext:value-type="float">
            <text:p>92712,08</text:p>
          </table:table-cell>
          <table:table-cell office:value-type="float" office:value="92704.407" calcext:value-type="float">
            <text:p>92704,407</text:p>
          </table:table-cell>
          <table:table-cell office:value-type="float" office:value="0.0083" calcext:value-type="float">
            <text:p>0,0083</text:p>
          </table:table-cell>
          <table:table-cell office:value-type="float" office:value="17958.8" calcext:value-type="float">
            <text:p>17958,8</text:p>
          </table:table-cell>
          <table:table-cell office:value-type="float" office:value="64.0973" calcext:value-type="float">
            <text:p>64,0973</text:p>
          </table:table-cell>
          <table:table-cell/>
          <table:table-cell office:value-type="string" calcext:value-type="string">
            <text:p>5_25</text:p>
          </table:table-cell>
          <table:table-cell office:value-type="float" office:value="92712.08" calcext:value-type="float">
            <text:p>92712,08</text:p>
          </table:table-cell>
          <table:table-cell office:value-type="float" office:value="92712.082" calcext:value-type="float">
            <text:p>92712,082</text:p>
          </table:table-cell>
          <table:table-cell office:value-type="float" office:value="0" calcext:value-type="float">
            <text:p>0</text:p>
          </table:table-cell>
          <table:table-cell office:value-type="float" office:value="20448" calcext:value-type="float">
            <text:p>20448</text:p>
          </table:table-cell>
          <table:table-cell office:value-type="float" office:value="79.7233" calcext:value-type="float">
            <text:p>79,7233</text:p>
          </table:table-cell>
        </table:table-row>
        <table:table-row table:style-name="ro1">
          <table:table-cell office:value-type="string" calcext:value-type="string">
            <text:p>20_5</text:p>
          </table:table-cell>
          <table:table-cell office:value-type="float" office:value="69396.58" calcext:value-type="float">
            <text:p>69396,58</text:p>
          </table:table-cell>
          <table:table-cell office:value-type="float" office:value="69394.797" calcext:value-type="float">
            <text:p>69394,797</text:p>
          </table:table-cell>
          <table:table-cell office:value-type="float" office:value="0.0026" calcext:value-type="float">
            <text:p>0,0026</text:p>
          </table:table-cell>
          <table:table-cell office:value-type="float" office:value="72.3" calcext:value-type="float">
            <text:p>72,3</text:p>
          </table:table-cell>
          <table:table-cell office:value-type="float" office:value="0.0759" calcext:value-type="float">
            <text:p>0,0759</text:p>
          </table:table-cell>
          <table:table-cell/>
          <table:table-cell office:value-type="string" calcext:value-type="string">
            <text:p>20_5</text:p>
          </table:table-cell>
          <table:table-cell office:value-type="float" office:value="69396.58" calcext:value-type="float">
            <text:p>69396,58</text:p>
          </table:table-cell>
          <table:table-cell office:value-type="float" office:value="69394.455" calcext:value-type="float">
            <text:p>69394,455</text:p>
          </table:table-cell>
          <table:table-cell office:value-type="float" office:value="0.0031" calcext:value-type="float">
            <text:p>0,0031</text:p>
          </table:table-cell>
          <table:table-cell office:value-type="float" office:value="58.8" calcext:value-type="float">
            <text:p>58,8</text:p>
          </table:table-cell>
          <table:table-cell office:value-type="float" office:value="0.1658" calcext:value-type="float">
            <text:p>0,1658</text:p>
          </table:table-cell>
        </table:table-row>
        <table:table-row table:style-name="ro1">
          <table:table-cell office:value-type="string" calcext:value-type="string">
            <text:p>20_10</text:p>
          </table:table-cell>
          <table:table-cell office:value-type="float" office:value="131292.02" calcext:value-type="float">
            <text:p>131292,02</text:p>
          </table:table-cell>
          <table:table-cell office:value-type="float" office:value="131282.86" calcext:value-type="float">
            <text:p>131282,86</text:p>
          </table:table-cell>
          <table:table-cell office:value-type="float" office:value="0.0069" calcext:value-type="float">
            <text:p>0,0069</text:p>
          </table:table-cell>
          <table:table-cell office:value-type="float" office:value="245.2" calcext:value-type="float">
            <text:p>245,2</text:p>
          </table:table-cell>
          <table:table-cell office:value-type="float" office:value="0.6375" calcext:value-type="float">
            <text:p>0,6375</text:p>
          </table:table-cell>
          <table:table-cell/>
          <table:table-cell office:value-type="string" calcext:value-type="string">
            <text:p>20_10</text:p>
          </table:table-cell>
          <table:table-cell office:value-type="float" office:value="131292.02" calcext:value-type="float">
            <text:p>131292,02</text:p>
          </table:table-cell>
          <table:table-cell office:value-type="float" office:value="131287.699" calcext:value-type="float">
            <text:p>131287,699</text:p>
          </table:table-cell>
          <table:table-cell office:value-type="float" office:value="0.0033" calcext:value-type="float">
            <text:p>0,0033</text:p>
          </table:table-cell>
          <table:table-cell office:value-type="float" office:value="158.1" calcext:value-type="float">
            <text:p>158,1</text:p>
          </table:table-cell>
          <table:table-cell office:value-type="float" office:value="1.3945" calcext:value-type="float">
            <text:p>1,3945</text:p>
          </table:table-cell>
        </table:table-row>
        <table:table-row table:style-name="ro1">
          <table:table-cell office:value-type="string" calcext:value-type="string">
            <text:p>20_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329793.764" calcext:value-type="float">
            <text:p>329793,764</text:p>
          </table:table-cell>
          <table:table-cell office:value-type="float" office:value="0.0174" calcext:value-type="float">
            <text:p>0,0174</text:p>
          </table:table-cell>
          <table:table-cell office:value-type="float" office:value="280144.9" calcext:value-type="float">
            <text:p>280144,9</text:p>
          </table:table-cell>
          <table:table-cell office:value-type="float" office:value="891.9955" calcext:value-type="float">
            <text:p>891,9955</text:p>
          </table:table-cell>
          <table:table-cell/>
          <table:table-cell office:value-type="string" calcext:value-type="string">
            <text:p>20_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329784.138" calcext:value-type="float">
            <text:p>329784,138</text:p>
          </table:table-cell>
          <table:table-cell office:value-type="float" office:value="0.0202" calcext:value-type="float">
            <text:p>0,0202</text:p>
          </table:table-cell>
          <table:table-cell office:value-type="float" office:value="269679.6" calcext:value-type="float">
            <text:p>269679,6</text:p>
          </table:table-cell>
          <table:table-cell office:value-type="float" office:value="1005.0214" calcext:value-type="float">
            <text:p>1005,0214</text:p>
          </table:table-cell>
        </table:table-row>
        <table:table-row table:style-name="ro1">
          <table:table-cell office:value-type="string" calcext:value-type="string">
            <text:p>50_5</text:p>
          </table:table-cell>
          <table:table-cell office:value-type="float" office:value="170037.1" calcext:value-type="float">
            <text:p>170037,1</text:p>
          </table:table-cell>
          <table:table-cell office:value-type="float" office:value="170024.953" calcext:value-type="float">
            <text:p>170024,953</text:p>
          </table:table-cell>
          <table:table-cell office:value-type="float" office:value="0.0071" calcext:value-type="float">
            <text:p>0,0071</text:p>
          </table:table-cell>
          <table:table-cell office:value-type="float" office:value="166.4" calcext:value-type="float">
            <text:p>166,4</text:p>
          </table:table-cell>
          <table:table-cell office:value-type="float" office:value="0.2379" calcext:value-type="float">
            <text:p>0,2379</text:p>
          </table:table-cell>
          <table:table-cell/>
          <table:table-cell office:value-type="string" calcext:value-type="string">
            <text:p>50_5</text:p>
          </table:table-cell>
          <table:table-cell office:value-type="float" office:value="170037.2" calcext:value-type="float">
            <text:p>170037,2</text:p>
          </table:table-cell>
          <table:table-cell office:value-type="float" office:value="170029.084" calcext:value-type="float">
            <text:p>170029,084</text:p>
          </table:table-cell>
          <table:table-cell office:value-type="float" office:value="0.0048" calcext:value-type="float">
            <text:p>0,0048</text:p>
          </table:table-cell>
          <table:table-cell office:value-type="float" office:value="185.5" calcext:value-type="float">
            <text:p>185,5</text:p>
          </table:table-cell>
          <table:table-cell office:value-type="float" office:value="0.5389" calcext:value-type="float">
            <text:p>0,5389</text:p>
          </table:table-cell>
        </table:table-row>
        <table:table-row table:style-name="ro1">
          <table:table-cell office:value-type="string" calcext:value-type="string">
            <text:p>50_10</text:p>
          </table:table-cell>
          <table:table-cell office:value-type="float" office:value="328914.53" calcext:value-type="float">
            <text:p>328914,53</text:p>
          </table:table-cell>
          <table:table-cell office:value-type="float" office:value="328884.436" calcext:value-type="float">
            <text:p>328884,436</text:p>
          </table:table-cell>
          <table:table-cell office:value-type="float" office:value="0.0092" calcext:value-type="float">
            <text:p>0,0092</text:p>
          </table:table-cell>
          <table:table-cell office:value-type="float" office:value="2456.9" calcext:value-type="float">
            <text:p>2456,9</text:p>
          </table:table-cell>
          <table:table-cell office:value-type="float" office:value="8.1978" calcext:value-type="float">
            <text:p>8,1978</text:p>
          </table:table-cell>
          <table:table-cell/>
          <table:table-cell office:value-type="string" calcext:value-type="string">
            <text:p>50_10</text:p>
          </table:table-cell>
          <table:table-cell office:value-type="float" office:value="328913.14" calcext:value-type="float">
            <text:p>328913,14</text:p>
          </table:table-cell>
          <table:table-cell office:value-type="float" office:value="328887.256" calcext:value-type="float">
            <text:p>328887,256</text:p>
          </table:table-cell>
          <table:table-cell office:value-type="float" office:value="0.0079" calcext:value-type="float">
            <text:p>0,0079</text:p>
          </table:table-cell>
          <table:table-cell office:value-type="float" office:value="3593.6" calcext:value-type="float">
            <text:p>3593,6</text:p>
          </table:table-cell>
          <table:table-cell office:value-type="float" office:value="9.7494" calcext:value-type="float">
            <text:p>9,7494</text:p>
          </table:table-cell>
        </table:table-row>
        <table:table-row table:style-name="ro1">
          <table:table-cell office:value-type="string" calcext:value-type="string">
            <text:p>50_25</text:p>
          </table:table-cell>
          <table:table-cell office:value-type="float" office:value="808250.61" calcext:value-type="float">
            <text:p>808250,61</text:p>
          </table:table-cell>
          <table:table-cell office:value-type="float" office:value="808158.412" calcext:value-type="float">
            <text:p>808158,412</text:p>
          </table:table-cell>
          <table:table-cell office:value-type="float" office:value="0.0114" calcext:value-type="float">
            <text:p>0,0114</text:p>
          </table:table-cell>
          <table:table-cell office:value-type="float" office:value="267778.1" calcext:value-type="float">
            <text:p>267778,1</text:p>
          </table:table-cell>
          <table:table-cell office:value-type="float" office:value="2234.9866" calcext:value-type="float">
            <text:p>2234,9866</text:p>
          </table:table-cell>
          <table:table-cell/>
          <table:table-cell office:value-type="string" calcext:value-type="string">
            <text:p>50_25</text:p>
          </table:table-cell>
          <table:table-cell office:value-type="float" office:value="808253.52" calcext:value-type="float">
            <text:p>808253,52</text:p>
          </table:table-cell>
          <table:table-cell office:value-type="float" office:value="808142.14" calcext:value-type="float">
            <text:p>808142,14</text:p>
          </table:table-cell>
          <table:table-cell office:value-type="float" office:value="0.0138" calcext:value-type="float">
            <text:p>0,0138</text:p>
          </table:table-cell>
          <table:table-cell office:value-type="float" office:value="456566.9" calcext:value-type="float">
            <text:p>456566,9</text:p>
          </table:table-cell>
          <table:table-cell office:value-type="float" office:value="3572.7394" calcext:value-type="float">
            <text:p>3572,7394</text:p>
          </table:table-cell>
        </table:table-row>
        <table:table-row table:style-name="ro1">
          <table:table-cell office:value-type="string" calcext:value-type="string">
            <text:p>100_5</text:p>
          </table:table-cell>
          <table:table-cell office:value-type="float" office:value="333496.26" calcext:value-type="float">
            <text:p>333496,26</text:p>
          </table:table-cell>
          <table:table-cell office:value-type="float" office:value="333469.141" calcext:value-type="float">
            <text:p>333469,141</text:p>
          </table:table-cell>
          <table:table-cell office:value-type="float" office:value="0.0081" calcext:value-type="float">
            <text:p>0,0081</text:p>
          </table:table-cell>
          <table:table-cell office:value-type="float" office:value="16" calcext:value-type="float">
            <text:p>16</text:p>
          </table:table-cell>
          <table:table-cell office:value-type="float" office:value="0.0892" calcext:value-type="float">
            <text:p>0,0892</text:p>
          </table:table-cell>
          <table:table-cell/>
          <table:table-cell office:value-type="string" calcext:value-type="string">
            <text:p>100_5</text:p>
          </table:table-cell>
          <table:table-cell office:value-type="float" office:value="333494.46" calcext:value-type="float">
            <text:p>333494,46</text:p>
          </table:table-cell>
          <table:table-cell office:value-type="float" office:value="333469.346" calcext:value-type="float">
            <text:p>333469,346</text:p>
          </table:table-cell>
          <table:table-cell office:value-type="float" office:value="0.0076" calcext:value-type="float">
            <text:p>0,0076</text:p>
          </table:table-cell>
          <table:table-cell office:value-type="float" office:value="19.5" calcext:value-type="float">
            <text:p>19,5</text:p>
          </table:table-cell>
          <table:table-cell office:value-type="float" office:value="0.3729" calcext:value-type="float">
            <text:p>0,3729</text:p>
          </table:table-cell>
        </table:table-row>
        <table:table-row table:style-name="ro1">
          <table:table-cell office:value-type="string" calcext:value-type="string">
            <text:p>100_10</text:p>
          </table:table-cell>
          <table:table-cell office:value-type="float" office:value="646601.38" calcext:value-type="float">
            <text:p>646601,38</text:p>
          </table:table-cell>
          <table:table-cell office:value-type="float" office:value="646556.094" calcext:value-type="float">
            <text:p>646556,094</text:p>
          </table:table-cell>
          <table:table-cell office:value-type="float" office:value="0.007" calcext:value-type="float">
            <text:p>0,007</text:p>
          </table:table-cell>
          <table:table-cell office:value-type="float" office:value="1589.1" calcext:value-type="float">
            <text:p>1589,1</text:p>
          </table:table-cell>
          <table:table-cell office:value-type="float" office:value="7.6289" calcext:value-type="float">
            <text:p>7,6289</text:p>
          </table:table-cell>
          <table:table-cell/>
          <table:table-cell office:value-type="string" calcext:value-type="string">
            <text:p>100_10</text:p>
          </table:table-cell>
          <table:table-cell office:value-type="float" office:value="646600.62" calcext:value-type="float">
            <text:p>646600,62</text:p>
          </table:table-cell>
          <table:table-cell office:value-type="float" office:value="646555.429" calcext:value-type="float">
            <text:p>646555,429</text:p>
          </table:table-cell>
          <table:table-cell office:value-type="float" office:value="0.007" calcext:value-type="float">
            <text:p>0,007</text:p>
          </table:table-cell>
          <table:table-cell office:value-type="float" office:value="2191.4" calcext:value-type="float">
            <text:p>2191,4</text:p>
          </table:table-cell>
          <table:table-cell office:value-type="float" office:value="12.7625" calcext:value-type="float">
            <text:p>12,7625</text:p>
          </table:table-cell>
        </table:table-row>
        <table:table-row table:style-name="ro1">
          <table:table-cell office:value-type="string" calcext:value-type="string">
            <text:p>100_25</text:p>
          </table:table-cell>
          <table:table-cell office:value-type="float" office:value="1593433.9" calcext:value-type="float">
            <text:p>1593433,9</text:p>
          </table:table-cell>
          <table:table-cell office:value-type="float" office:value="1593264.309" calcext:value-type="float">
            <text:p>1593264,309</text:p>
          </table:table-cell>
          <table:table-cell office:value-type="float" office:value="0.0106" calcext:value-type="float">
            <text:p>0,0106</text:p>
          </table:table-cell>
          <table:table-cell office:value-type="float" office:value="66610.5" calcext:value-type="float">
            <text:p>66610,5</text:p>
          </table:table-cell>
          <table:table-cell office:value-type="float" office:value="1541.6184" calcext:value-type="float">
            <text:p>1541,6184</text:p>
          </table:table-cell>
          <table:table-cell/>
          <table:table-cell office:value-type="string" calcext:value-type="string">
            <text:p>100_25</text:p>
          </table:table-cell>
          <table:table-cell office:value-type="float" office:value="1593434.65" calcext:value-type="float">
            <text:p>1593434,65</text:p>
          </table:table-cell>
          <table:table-cell office:value-type="float" office:value="1593250.793" calcext:value-type="float">
            <text:p>1593250,793</text:p>
          </table:table-cell>
          <table:table-cell office:value-type="float" office:value="0.0116" calcext:value-type="float">
            <text:p>0,0116</text:p>
          </table:table-cell>
          <table:table-cell office:value-type="float" office:value="108388.9" calcext:value-type="float">
            <text:p>108388,9</text:p>
          </table:table-cell>
          <table:table-cell office:value-type="float" office:value="2078.119" calcext:value-type="float">
            <text:p>2078,11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3" table:number-rows-spanned="1">
            <text:p>Modèle transport avec Zt </text:p>
          </table:table-cell>
          <table:covered-table-cell table:number-columns-repeated="12"/>
        </table:table-row>
        <table:table-row table:style-name="ro1">
          <table:table-cell table:style-name="ce1" office:value-type="string" calcext:value-type="string" table:number-columns-spanned="6" table:number-rows-spanned="1">
            <text:p>1_thread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6_thread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ZtObjectif</text:p>
          </table:table-cell>
          <table:table-cell office:value-type="string" calcext:value-type="string">
            <text:p>ZtBounds</text:p>
          </table:table-cell>
          <table:table-cell office:value-type="string" calcext:value-type="string">
            <text:p>ZtGap</text:p>
          </table:table-cell>
          <table:table-cell office:value-type="string" calcext:value-type="string">
            <text:p>ZtNodes</text:p>
          </table:table-cell>
          <table:table-cell office:value-type="string" calcext:value-type="string">
            <text:p>ZtTime</text:p>
          </table:table-cell>
          <table:table-cell/>
          <table:table-cell office:value-type="string" calcext:value-type="string">
            <text:p>Instances</text:p>
          </table:table-cell>
          <table:table-cell office:value-type="string" calcext:value-type="string">
            <text:p>ZtObjectif</text:p>
          </table:table-cell>
          <table:table-cell office:value-type="string" calcext:value-type="string">
            <text:p>ZtBounds</text:p>
          </table:table-cell>
          <table:table-cell office:value-type="string" calcext:value-type="string">
            <text:p>ZtGap</text:p>
          </table:table-cell>
          <table:table-cell office:value-type="string" calcext:value-type="string">
            <text:p>ZtNodes</text:p>
          </table:table-cell>
          <table:table-cell office:value-type="string" calcext:value-type="string">
            <text:p>ZtTime</text:p>
          </table:table-cell>
        </table:table-row>
        <table:table-row table:style-name="ro1">
          <table:table-cell office:value-type="string" calcext:value-type="string">
            <text:p>5_5</text:p>
          </table:table-cell>
          <table:table-cell office:value-type="float" office:value="19450.62" calcext:value-type="float">
            <text:p>19450,62</text:p>
          </table:table-cell>
          <table:table-cell office:value-type="float" office:value="19450.453" calcext:value-type="float">
            <text:p>19450,453</text:p>
          </table:table-cell>
          <table:table-cell office:value-type="float" office:value="0.0007" calcext:value-type="float">
            <text:p>0,0007</text:p>
          </table:table-cell>
          <table:table-cell office:value-type="float" office:value="3.4" calcext:value-type="float">
            <text:p>3,4</text:p>
          </table:table-cell>
          <table:table-cell office:value-type="float" office:value="0.0183" calcext:value-type="float">
            <text:p>0,0183</text:p>
          </table:table-cell>
          <table:table-cell/>
          <table:table-cell office:value-type="string" calcext:value-type="string">
            <text:p>5_5</text:p>
          </table:table-cell>
          <table:table-cell office:value-type="float" office:value="19450.62" calcext:value-type="float">
            <text:p>19450,62</text:p>
          </table:table-cell>
          <table:table-cell office:value-type="float" office:value="19450.453" calcext:value-type="float">
            <text:p>19450,453</text:p>
          </table:table-cell>
          <table:table-cell office:value-type="float" office:value="0.0007" calcext:value-type="float">
            <text:p>0,000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5_10</text:p>
          </table:table-cell>
          <table:table-cell office:value-type="float" office:value="37730.16" calcext:value-type="float">
            <text:p>37730,16</text:p>
          </table:table-cell>
          <table:table-cell office:value-type="float" office:value="37729.802" calcext:value-type="float">
            <text:p>37729,802</text:p>
          </table:table-cell>
          <table:table-cell office:value-type="float" office:value="0.0009" calcext:value-type="float">
            <text:p>0,0009</text:p>
          </table:table-cell>
          <table:table-cell office:value-type="float" office:value="271.3" calcext:value-type="float">
            <text:p>271,3</text:p>
          </table:table-cell>
          <table:table-cell office:value-type="float" office:value="0.2652" calcext:value-type="float">
            <text:p>0,2652</text:p>
          </table:table-cell>
          <table:table-cell/>
          <table:table-cell office:value-type="string" calcext:value-type="string">
            <text:p>5_10</text:p>
          </table:table-cell>
          <table:table-cell table:number-columns-repeated="2" office:value-type="float" office:value="37730.16" calcext:value-type="float">
            <text:p>37730,16</text:p>
          </table:table-cell>
          <table:table-cell office:value-type="float" office:value="0" calcext:value-type="float">
            <text:p>0</text:p>
          </table:table-cell>
          <table:table-cell office:value-type="float" office:value="281.5" calcext:value-type="float">
            <text:p>281,5</text:p>
          </table:table-cell>
          <table:table-cell office:value-type="float" office:value="0.4227" calcext:value-type="float">
            <text:p>0,4227</text:p>
          </table:table-cell>
        </table:table-row>
        <table:table-row table:style-name="ro1">
          <table:table-cell office:value-type="string" calcext:value-type="string">
            <text:p>5_25</text:p>
          </table:table-cell>
          <table:table-cell office:value-type="float" office:value="92712.08" calcext:value-type="float">
            <text:p>92712,08</text:p>
          </table:table-cell>
          <table:table-cell office:value-type="float" office:value="92703.526" calcext:value-type="float">
            <text:p>92703,526</text:p>
          </table:table-cell>
          <table:table-cell office:value-type="float" office:value="0.0092" calcext:value-type="float">
            <text:p>0,0092</text:p>
          </table:table-cell>
          <table:table-cell office:value-type="float" office:value="64972.7" calcext:value-type="float">
            <text:p>64972,7</text:p>
          </table:table-cell>
          <table:table-cell office:value-type="float" office:value="194.8485" calcext:value-type="float">
            <text:p>194,8485</text:p>
          </table:table-cell>
          <table:table-cell/>
          <table:table-cell office:value-type="string" calcext:value-type="string">
            <text:p>5_25</text:p>
          </table:table-cell>
          <table:table-cell office:value-type="float" office:value="92712.08" calcext:value-type="float">
            <text:p>92712,08</text:p>
          </table:table-cell>
          <table:table-cell office:value-type="float" office:value="92711.413" calcext:value-type="float">
            <text:p>92711,413</text:p>
          </table:table-cell>
          <table:table-cell office:value-type="float" office:value="0.0007" calcext:value-type="float">
            <text:p>0,0007</text:p>
          </table:table-cell>
          <table:table-cell office:value-type="float" office:value="123100.2" calcext:value-type="float">
            <text:p>123100,2</text:p>
          </table:table-cell>
          <table:table-cell office:value-type="float" office:value="243.5632" calcext:value-type="float">
            <text:p>243,5632</text:p>
          </table:table-cell>
        </table:table-row>
        <table:table-row table:style-name="ro1">
          <table:table-cell office:value-type="string" calcext:value-type="string">
            <text:p>20_5</text:p>
          </table:table-cell>
          <table:table-cell office:value-type="float" office:value="69396.58" calcext:value-type="float">
            <text:p>69396,58</text:p>
          </table:table-cell>
          <table:table-cell office:value-type="float" office:value="69394.244" calcext:value-type="float">
            <text:p>69394,244</text:p>
          </table:table-cell>
          <table:table-cell office:value-type="float" office:value="0.0033" calcext:value-type="float">
            <text:p>0,0033</text:p>
          </table:table-cell>
          <table:table-cell office:value-type="float" office:value="120.1" calcext:value-type="float">
            <text:p>120,1</text:p>
          </table:table-cell>
          <table:table-cell office:value-type="float" office:value="0.0971" calcext:value-type="float">
            <text:p>0,0971</text:p>
          </table:table-cell>
          <table:table-cell/>
          <table:table-cell office:value-type="string" calcext:value-type="string">
            <text:p>20_5</text:p>
          </table:table-cell>
          <table:table-cell office:value-type="float" office:value="69396.58" calcext:value-type="float">
            <text:p>69396,58</text:p>
          </table:table-cell>
          <table:table-cell office:value-type="float" office:value="69395.29" calcext:value-type="float">
            <text:p>69395,29</text:p>
          </table:table-cell>
          <table:table-cell office:value-type="float" office:value="0.0019" calcext:value-type="float">
            <text:p>0,0019</text:p>
          </table:table-cell>
          <table:table-cell office:value-type="float" office:value="85.5" calcext:value-type="float">
            <text:p>85,5</text:p>
          </table:table-cell>
          <table:table-cell office:value-type="float" office:value="0.1904" calcext:value-type="float">
            <text:p>0,1904</text:p>
          </table:table-cell>
        </table:table-row>
        <table:table-row table:style-name="ro1">
          <table:table-cell office:value-type="string" calcext:value-type="string">
            <text:p>20_10</text:p>
          </table:table-cell>
          <table:table-cell office:value-type="float" office:value="131292.92" calcext:value-type="float">
            <text:p>131292,92</text:p>
          </table:table-cell>
          <table:table-cell office:value-type="float" office:value="131281.766" calcext:value-type="float">
            <text:p>131281,766</text:p>
          </table:table-cell>
          <table:table-cell office:value-type="float" office:value="0.0085" calcext:value-type="float">
            <text:p>0,0085</text:p>
          </table:table-cell>
          <table:table-cell office:value-type="float" office:value="333.8" calcext:value-type="float">
            <text:p>333,8</text:p>
          </table:table-cell>
          <table:table-cell office:value-type="float" office:value="0.5957" calcext:value-type="float">
            <text:p>0,5957</text:p>
          </table:table-cell>
          <table:table-cell/>
          <table:table-cell office:value-type="string" calcext:value-type="string">
            <text:p>20_10</text:p>
          </table:table-cell>
          <table:table-cell office:value-type="float" office:value="131292.92" calcext:value-type="float">
            <text:p>131292,92</text:p>
          </table:table-cell>
          <table:table-cell office:value-type="float" office:value="131290.137" calcext:value-type="float">
            <text:p>131290,137</text:p>
          </table:table-cell>
          <table:table-cell office:value-type="float" office:value="0.0022" calcext:value-type="float">
            <text:p>0,0022</text:p>
          </table:table-cell>
          <table:table-cell office:value-type="float" office:value="442.5" calcext:value-type="float">
            <text:p>442,5</text:p>
          </table:table-cell>
          <table:table-cell office:value-type="float" office:value="1.3076" calcext:value-type="float">
            <text:p>1,3076</text:p>
          </table:table-cell>
        </table:table-row>
        <table:table-row table:style-name="ro1">
          <table:table-cell office:value-type="string" calcext:value-type="string">
            <text:p>20_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329790.565" calcext:value-type="float">
            <text:p>329790,565</text:p>
          </table:table-cell>
          <table:table-cell office:value-type="float" office:value="0.0184" calcext:value-type="float">
            <text:p>0,0184</text:p>
          </table:table-cell>
          <table:table-cell office:value-type="float" office:value="261469.6" calcext:value-type="float">
            <text:p>261469,6</text:p>
          </table:table-cell>
          <table:table-cell office:value-type="float" office:value="867.5333" calcext:value-type="float">
            <text:p>867,5333</text:p>
          </table:table-cell>
          <table:table-cell/>
          <table:table-cell office:value-type="string" calcext:value-type="string">
            <text:p>20_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329801.046" calcext:value-type="float">
            <text:p>329801,046</text:p>
          </table:table-cell>
          <table:table-cell office:value-type="float" office:value="0.0152" calcext:value-type="float">
            <text:p>0,0152</text:p>
          </table:table-cell>
          <table:table-cell office:value-type="float" office:value="313722.5" calcext:value-type="float">
            <text:p>313722,5</text:p>
          </table:table-cell>
          <table:table-cell office:value-type="float" office:value="1103.0134" calcext:value-type="float">
            <text:p>1103,0134</text:p>
          </table:table-cell>
        </table:table-row>
        <table:table-row table:style-name="ro1">
          <table:table-cell office:value-type="string" calcext:value-type="string">
            <text:p>50_5</text:p>
          </table:table-cell>
          <table:table-cell office:value-type="float" office:value="170037.1" calcext:value-type="float">
            <text:p>170037,1</text:p>
          </table:table-cell>
          <table:table-cell office:value-type="float" office:value="170024.592" calcext:value-type="float">
            <text:p>170024,592</text:p>
          </table:table-cell>
          <table:table-cell office:value-type="float" office:value="0.0073" calcext:value-type="float">
            <text:p>0,0073</text:p>
          </table:table-cell>
          <table:table-cell office:value-type="float" office:value="333.8" calcext:value-type="float">
            <text:p>333,8</text:p>
          </table:table-cell>
          <table:table-cell office:value-type="float" office:value="0.307" calcext:value-type="float">
            <text:p>0,307</text:p>
          </table:table-cell>
          <table:table-cell/>
          <table:table-cell office:value-type="string" calcext:value-type="string">
            <text:p>50_5</text:p>
          </table:table-cell>
          <table:table-cell office:value-type="float" office:value="170037.2" calcext:value-type="float">
            <text:p>170037,2</text:p>
          </table:table-cell>
          <table:table-cell office:value-type="float" office:value="170029.511" calcext:value-type="float">
            <text:p>170029,511</text:p>
          </table:table-cell>
          <table:table-cell office:value-type="float" office:value="0.0046" calcext:value-type="float">
            <text:p>0,0046</text:p>
          </table:table-cell>
          <table:table-cell office:value-type="float" office:value="226.3" calcext:value-type="float">
            <text:p>226,3</text:p>
          </table:table-cell>
          <table:table-cell office:value-type="float" office:value="0.5827" calcext:value-type="float">
            <text:p>0,5827</text:p>
          </table:table-cell>
        </table:table-row>
        <table:table-row table:style-name="ro1">
          <table:table-cell office:value-type="string" calcext:value-type="string">
            <text:p>50_10</text:p>
          </table:table-cell>
          <table:table-cell office:value-type="float" office:value="328915.01" calcext:value-type="float">
            <text:p>328915,01</text:p>
          </table:table-cell>
          <table:table-cell office:value-type="float" office:value="328884.293" calcext:value-type="float">
            <text:p>328884,293</text:p>
          </table:table-cell>
          <table:table-cell office:value-type="float" office:value="0.0094" calcext:value-type="float">
            <text:p>0,0094</text:p>
          </table:table-cell>
          <table:table-cell office:value-type="float" office:value="2308.5" calcext:value-type="float">
            <text:p>2308,5</text:p>
          </table:table-cell>
          <table:table-cell office:value-type="float" office:value="7.3272" calcext:value-type="float">
            <text:p>7,3272</text:p>
          </table:table-cell>
          <table:table-cell/>
          <table:table-cell office:value-type="string" calcext:value-type="string">
            <text:p>50_10</text:p>
          </table:table-cell>
          <table:table-cell office:value-type="float" office:value="328915.21" calcext:value-type="float">
            <text:p>328915,21</text:p>
          </table:table-cell>
          <table:table-cell office:value-type="float" office:value="328886.67" calcext:value-type="float">
            <text:p>328886,67</text:p>
          </table:table-cell>
          <table:table-cell office:value-type="float" office:value="0.0087" calcext:value-type="float">
            <text:p>0,0087</text:p>
          </table:table-cell>
          <table:table-cell office:value-type="float" office:value="7660.1" calcext:value-type="float">
            <text:p>7660,1</text:p>
          </table:table-cell>
          <table:table-cell office:value-type="float" office:value="16.1185" calcext:value-type="float">
            <text:p>16,1185</text:p>
          </table:table-cell>
        </table:table-row>
        <table:table-row table:style-name="ro1">
          <table:table-cell office:value-type="string" calcext:value-type="string">
            <text:p>50_25</text:p>
          </table:table-cell>
          <table:table-cell office:value-type="float" office:value="808254.28" calcext:value-type="float">
            <text:p>808254,28</text:p>
          </table:table-cell>
          <table:table-cell office:value-type="float" office:value="808153.853" calcext:value-type="float">
            <text:p>808153,853</text:p>
          </table:table-cell>
          <table:table-cell office:value-type="float" office:value="0.0124" calcext:value-type="float">
            <text:p>0,0124</text:p>
          </table:table-cell>
          <table:table-cell office:value-type="float" office:value="389657.3" calcext:value-type="float">
            <text:p>389657,3</text:p>
          </table:table-cell>
          <table:table-cell office:value-type="float" office:value="3849.117" calcext:value-type="float">
            <text:p>3849,117</text:p>
          </table:table-cell>
          <table:table-cell/>
          <table:table-cell office:value-type="string" calcext:value-type="string">
            <text:p>50_25</text:p>
          </table:table-cell>
          <table:table-cell office:value-type="float" office:value="808253.47" calcext:value-type="float">
            <text:p>808253,47</text:p>
          </table:table-cell>
          <table:table-cell office:value-type="float" office:value="808124.174" calcext:value-type="float">
            <text:p>808124,174</text:p>
          </table:table-cell>
          <table:table-cell office:value-type="float" office:value="0.016" calcext:value-type="float">
            <text:p>0,016</text:p>
          </table:table-cell>
          <table:table-cell office:value-type="float" office:value="530294.4" calcext:value-type="float">
            <text:p>530294,4</text:p>
          </table:table-cell>
          <table:table-cell office:value-type="float" office:value="4439.0058" calcext:value-type="float">
            <text:p>4439,0058</text:p>
          </table:table-cell>
        </table:table-row>
        <table:table-row table:style-name="ro1">
          <table:table-cell office:value-type="string" calcext:value-type="string">
            <text:p>100_5</text:p>
          </table:table-cell>
          <table:table-cell office:value-type="float" office:value="333497.06" calcext:value-type="float">
            <text:p>333497,06</text:p>
          </table:table-cell>
          <table:table-cell office:value-type="float" office:value="333469.223" calcext:value-type="float">
            <text:p>333469,223</text:p>
          </table:table-cell>
          <table:table-cell office:value-type="float" office:value="0.0083" calcext:value-type="float">
            <text:p>0,0083</text:p>
          </table:table-cell>
          <table:table-cell office:value-type="float" office:value="12.1" calcext:value-type="float">
            <text:p>12,1</text:p>
          </table:table-cell>
          <table:table-cell office:value-type="float" office:value="0.0928" calcext:value-type="float">
            <text:p>0,0928</text:p>
          </table:table-cell>
          <table:table-cell/>
          <table:table-cell office:value-type="string" calcext:value-type="string">
            <text:p>100_5</text:p>
          </table:table-cell>
          <table:table-cell office:value-type="float" office:value="333493.4" calcext:value-type="float">
            <text:p>333493,4</text:p>
          </table:table-cell>
          <table:table-cell office:value-type="float" office:value="333469.082" calcext:value-type="float">
            <text:p>333469,082</text:p>
          </table:table-cell>
          <table:table-cell office:value-type="float" office:value="0.0073" calcext:value-type="float">
            <text:p>0,0073</text:p>
          </table:table-cell>
          <table:table-cell office:value-type="float" office:value="24.3" calcext:value-type="float">
            <text:p>24,3</text:p>
          </table:table-cell>
          <table:table-cell office:value-type="float" office:value="0.4033" calcext:value-type="float">
            <text:p>0,4033</text:p>
          </table:table-cell>
        </table:table-row>
        <table:table-row table:style-name="ro1">
          <table:table-cell office:value-type="string" calcext:value-type="string">
            <text:p>100_10</text:p>
          </table:table-cell>
          <table:table-cell office:value-type="float" office:value="646604.21" calcext:value-type="float">
            <text:p>646604,21</text:p>
          </table:table-cell>
          <table:table-cell office:value-type="float" office:value="646553.283" calcext:value-type="float">
            <text:p>646553,283</text:p>
          </table:table-cell>
          <table:table-cell office:value-type="float" office:value="0.0079" calcext:value-type="float">
            <text:p>0,0079</text:p>
          </table:table-cell>
          <table:table-cell office:value-type="float" office:value="1807.5" calcext:value-type="float">
            <text:p>1807,5</text:p>
          </table:table-cell>
          <table:table-cell office:value-type="float" office:value="8.1581" calcext:value-type="float">
            <text:p>8,1581</text:p>
          </table:table-cell>
          <table:table-cell/>
          <table:table-cell office:value-type="string" calcext:value-type="string">
            <text:p>100_10</text:p>
          </table:table-cell>
          <table:table-cell office:value-type="float" office:value="646602.14" calcext:value-type="float">
            <text:p>646602,14</text:p>
          </table:table-cell>
          <table:table-cell office:value-type="float" office:value="646556.63" calcext:value-type="float">
            <text:p>646556,63</text:p>
          </table:table-cell>
          <table:table-cell office:value-type="float" office:value="0.0071" calcext:value-type="float">
            <text:p>0,0071</text:p>
          </table:table-cell>
          <table:table-cell office:value-type="float" office:value="2045.1" calcext:value-type="float">
            <text:p>2045,1</text:p>
          </table:table-cell>
          <table:table-cell office:value-type="float" office:value="11.3143" calcext:value-type="float">
            <text:p>11,3143</text:p>
          </table:table-cell>
        </table:table-row>
        <table:table-row table:style-name="ro1">
          <table:table-cell office:value-type="string" calcext:value-type="string">
            <text:p>100_25</text:p>
          </table:table-cell>
          <table:table-cell office:value-type="float" office:value="1593432.26" calcext:value-type="float">
            <text:p>1593432,26</text:p>
          </table:table-cell>
          <table:table-cell office:value-type="float" office:value="1593248.504" calcext:value-type="float">
            <text:p>1593248,504</text:p>
          </table:table-cell>
          <table:table-cell office:value-type="float" office:value="0.0116" calcext:value-type="float">
            <text:p>0,0116</text:p>
          </table:table-cell>
          <table:table-cell office:value-type="float" office:value="203173" calcext:value-type="float">
            <text:p>203173</text:p>
          </table:table-cell>
          <table:table-cell office:value-type="float" office:value="3088.5165" calcext:value-type="float">
            <text:p>3088,5165</text:p>
          </table:table-cell>
          <table:table-cell/>
          <table:table-cell office:value-type="string" calcext:value-type="string">
            <text:p>100_25</text:p>
          </table:table-cell>
          <table:table-cell office:value-type="float" office:value="1593423.49" calcext:value-type="float">
            <text:p>1593423,49</text:p>
          </table:table-cell>
          <table:table-cell office:value-type="float" office:value="1593229.542" calcext:value-type="float">
            <text:p>1593229,542</text:p>
          </table:table-cell>
          <table:table-cell office:value-type="float" office:value="0.0122" calcext:value-type="float">
            <text:p>0,0122</text:p>
          </table:table-cell>
          <table:table-cell office:value-type="float" office:value="213841.5" calcext:value-type="float">
            <text:p>213841,5</text:p>
          </table:table-cell>
          <table:table-cell office:value-type="float" office:value="3742.7161" calcext:value-type="float">
            <text:p>3742,7161</text:p>
          </table:table-cell>
        </table:table-row>
      </table:table>
      <table:table table:name="Modèle initial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Modèle initial avec Zkt</text:p>
          </table:table-cell>
          <table:covered-table-cell table:number-columns-repeated="12"/>
        </table:table-row>
        <table:table-row table:style-name="ro1">
          <table:table-cell table:style-name="ce1" office:value-type="string" calcext:value-type="string" table:number-columns-spanned="6" table:number-rows-spanned="1">
            <text:p>1_thread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6_thread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ZktObjectif</text:p>
          </table:table-cell>
          <table:table-cell office:value-type="string" calcext:value-type="string">
            <text:p>ZktBounds</text:p>
          </table:table-cell>
          <table:table-cell office:value-type="string" calcext:value-type="string">
            <text:p>ZktGap</text:p>
          </table:table-cell>
          <table:table-cell office:value-type="string" calcext:value-type="string">
            <text:p>ZktNodes</text:p>
          </table:table-cell>
          <table:table-cell office:value-type="string" calcext:value-type="string">
            <text:p>ZktTime</text:p>
          </table:table-cell>
          <table:table-cell/>
          <table:table-cell office:value-type="string" calcext:value-type="string">
            <text:p>Instances</text:p>
          </table:table-cell>
          <table:table-cell office:value-type="string" calcext:value-type="string">
            <text:p>ZktObjectif</text:p>
          </table:table-cell>
          <table:table-cell office:value-type="string" calcext:value-type="string">
            <text:p>ZktBounds</text:p>
          </table:table-cell>
          <table:table-cell office:value-type="string" calcext:value-type="string">
            <text:p>ZktGap</text:p>
          </table:table-cell>
          <table:table-cell office:value-type="string" calcext:value-type="string">
            <text:p>ZktNodes</text:p>
          </table:table-cell>
          <table:table-cell office:value-type="string" calcext:value-type="string">
            <text:p>ZktTime</text:p>
          </table:table-cell>
        </table:table-row>
        <table:table-row table:style-name="ro1">
          <table:table-cell office:value-type="string" calcext:value-type="string">
            <text:p>5_5</text:p>
          </table:table-cell>
          <table:table-cell office:value-type="float" office:value="19450.62" calcext:value-type="float">
            <text:p>19450,62</text:p>
          </table:table-cell>
          <table:table-cell office:value-type="float" office:value="19450.508" calcext:value-type="float">
            <text:p>19450,508</text:p>
          </table:table-cell>
          <table:table-cell office:value-type="float" office:value="0.0005" calcext:value-type="float">
            <text:p>0,0005</text:p>
          </table:table-cell>
          <table:table-cell office:value-type="float" office:value="3" calcext:value-type="float">
            <text:p>3</text:p>
          </table:table-cell>
          <table:table-cell office:value-type="float" office:value="0.0215" calcext:value-type="float">
            <text:p>0,0215</text:p>
          </table:table-cell>
          <table:table-cell/>
          <table:table-cell office:value-type="string" calcext:value-type="string">
            <text:p>5_5</text:p>
          </table:table-cell>
          <table:table-cell office:value-type="float" office:value="19450.62" calcext:value-type="float">
            <text:p>19450,62</text:p>
          </table:table-cell>
          <table:table-cell office:value-type="float" office:value="19450.616" calcext:value-type="float">
            <text:p>19450,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84" calcext:value-type="float">
            <text:p>0,0484</text:p>
          </table:table-cell>
        </table:table-row>
        <table:table-row table:style-name="ro1">
          <table:table-cell office:value-type="string" calcext:value-type="string">
            <text:p>5_10</text:p>
          </table:table-cell>
          <table:table-cell office:value-type="float" office:value="37730.16" calcext:value-type="float">
            <text:p>37730,16</text:p>
          </table:table-cell>
          <table:table-cell office:value-type="float" office:value="37728.825" calcext:value-type="float">
            <text:p>37728,825</text:p>
          </table:table-cell>
          <table:table-cell office:value-type="float" office:value="0.0035" calcext:value-type="float">
            <text:p>0,0035</text:p>
          </table:table-cell>
          <table:table-cell office:value-type="float" office:value="323.6" calcext:value-type="float">
            <text:p>323,6</text:p>
          </table:table-cell>
          <table:table-cell office:value-type="float" office:value="0.1934" calcext:value-type="float">
            <text:p>0,1934</text:p>
          </table:table-cell>
          <table:table-cell/>
          <table:table-cell office:value-type="string" calcext:value-type="string">
            <text:p>5_10</text:p>
          </table:table-cell>
          <table:table-cell table:number-columns-repeated="2" office:value-type="float" office:value="37730.16" calcext:value-type="float">
            <text:p>37730,16</text:p>
          </table:table-cell>
          <table:table-cell office:value-type="float" office:value="0" calcext:value-type="float">
            <text:p>0</text:p>
          </table:table-cell>
          <table:table-cell office:value-type="float" office:value="323.5" calcext:value-type="float">
            <text:p>323,5</text:p>
          </table:table-cell>
          <table:table-cell office:value-type="float" office:value="0.873" calcext:value-type="float">
            <text:p>0,873</text:p>
          </table:table-cell>
        </table:table-row>
        <table:table-row table:style-name="ro1">
          <table:table-cell office:value-type="string" calcext:value-type="string">
            <text:p>5_25</text:p>
          </table:table-cell>
          <table:table-cell office:value-type="float" office:value="92712.08" calcext:value-type="float">
            <text:p>92712,08</text:p>
          </table:table-cell>
          <table:table-cell office:value-type="float" office:value="92704.17" calcext:value-type="float">
            <text:p>92704,17</text:p>
          </table:table-cell>
          <table:table-cell office:value-type="float" office:value="0.0085" calcext:value-type="float">
            <text:p>0,0085</text:p>
          </table:table-cell>
          <table:table-cell office:value-type="float" office:value="26720.5" calcext:value-type="float">
            <text:p>26720,5</text:p>
          </table:table-cell>
          <table:table-cell office:value-type="float" office:value="52.4531" calcext:value-type="float">
            <text:p>52,4531</text:p>
          </table:table-cell>
          <table:table-cell/>
          <table:table-cell office:value-type="string" calcext:value-type="string">
            <text:p>5_25</text:p>
          </table:table-cell>
          <table:table-cell office:value-type="float" office:value="92712.08" calcext:value-type="float">
            <text:p>92712,08</text:p>
          </table:table-cell>
          <table:table-cell office:value-type="float" office:value="92712.082" calcext:value-type="float">
            <text:p>92712,082</text:p>
          </table:table-cell>
          <table:table-cell office:value-type="float" office:value="0" calcext:value-type="float">
            <text:p>0</text:p>
          </table:table-cell>
          <table:table-cell office:value-type="float" office:value="44189.7" calcext:value-type="float">
            <text:p>44189,7</text:p>
          </table:table-cell>
          <table:table-cell office:value-type="float" office:value="110.028" calcext:value-type="float">
            <text:p>110,028</text:p>
          </table:table-cell>
        </table:table-row>
        <table:table-row table:style-name="ro1">
          <table:table-cell office:value-type="string" calcext:value-type="string">
            <text:p>20_5</text:p>
          </table:table-cell>
          <table:table-cell office:value-type="float" office:value="69396.58" calcext:value-type="float">
            <text:p>69396,58</text:p>
          </table:table-cell>
          <table:table-cell office:value-type="float" office:value="69393.897" calcext:value-type="float">
            <text:p>69393,897</text:p>
          </table:table-cell>
          <table:table-cell office:value-type="float" office:value="0.0038" calcext:value-type="float">
            <text:p>0,0038</text:p>
          </table:table-cell>
          <table:table-cell office:value-type="float" office:value="99.3" calcext:value-type="float">
            <text:p>99,3</text:p>
          </table:table-cell>
          <table:table-cell office:value-type="float" office:value="0.0669" calcext:value-type="float">
            <text:p>0,0669</text:p>
          </table:table-cell>
          <table:table-cell/>
          <table:table-cell office:value-type="string" calcext:value-type="string">
            <text:p>20_5</text:p>
          </table:table-cell>
          <table:table-cell office:value-type="float" office:value="69396.58" calcext:value-type="float">
            <text:p>69396,58</text:p>
          </table:table-cell>
          <table:table-cell office:value-type="float" office:value="69394.61" calcext:value-type="float">
            <text:p>69394,61</text:p>
          </table:table-cell>
          <table:table-cell office:value-type="float" office:value="0.003" calcext:value-type="float">
            <text:p>0,003</text:p>
          </table:table-cell>
          <table:table-cell office:value-type="float" office:value="84.9" calcext:value-type="float">
            <text:p>84,9</text:p>
          </table:table-cell>
          <table:table-cell office:value-type="float" office:value="0.2791" calcext:value-type="float">
            <text:p>0,2791</text:p>
          </table:table-cell>
        </table:table-row>
        <table:table-row table:style-name="ro1">
          <table:table-cell office:value-type="string" calcext:value-type="string">
            <text:p>20_10</text:p>
          </table:table-cell>
          <table:table-cell office:value-type="float" office:value="131292.02" calcext:value-type="float">
            <text:p>131292,02</text:p>
          </table:table-cell>
          <table:table-cell office:value-type="float" office:value="131280.956" calcext:value-type="float">
            <text:p>131280,956</text:p>
          </table:table-cell>
          <table:table-cell office:value-type="float" office:value="0.0085" calcext:value-type="float">
            <text:p>0,0085</text:p>
          </table:table-cell>
          <table:table-cell office:value-type="float" office:value="791.8" calcext:value-type="float">
            <text:p>791,8</text:p>
          </table:table-cell>
          <table:table-cell office:value-type="float" office:value="0.7496" calcext:value-type="float">
            <text:p>0,7496</text:p>
          </table:table-cell>
          <table:table-cell/>
          <table:table-cell office:value-type="string" calcext:value-type="string">
            <text:p>20_10</text:p>
          </table:table-cell>
          <table:table-cell office:value-type="float" office:value="131292.02" calcext:value-type="float">
            <text:p>131292,02</text:p>
          </table:table-cell>
          <table:table-cell office:value-type="float" office:value="131287.722" calcext:value-type="float">
            <text:p>131287,722</text:p>
          </table:table-cell>
          <table:table-cell office:value-type="float" office:value="0.0033" calcext:value-type="float">
            <text:p>0,0033</text:p>
          </table:table-cell>
          <table:table-cell office:value-type="float" office:value="1018" calcext:value-type="float">
            <text:p>1018</text:p>
          </table:table-cell>
          <table:table-cell office:value-type="float" office:value="2.0117" calcext:value-type="float">
            <text:p>2,0117</text:p>
          </table:table-cell>
        </table:table-row>
        <table:table-row table:style-name="ro1">
          <table:table-cell office:value-type="string" calcext:value-type="string">
            <text:p>20_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329784.265" calcext:value-type="float">
            <text:p>329784,265</text:p>
          </table:table-cell>
          <table:table-cell office:value-type="float" office:value="0.0205" calcext:value-type="float">
            <text:p>0,0205</text:p>
          </table:table-cell>
          <table:table-cell office:value-type="float" office:value="652604.5" calcext:value-type="float">
            <text:p>652604,5</text:p>
          </table:table-cell>
          <table:table-cell office:value-type="float" office:value="1583.659" calcext:value-type="float">
            <text:p>1583,659</text:p>
          </table:table-cell>
          <table:table-cell/>
          <table:table-cell office:value-type="string" calcext:value-type="string">
            <text:p>20_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329784.118" calcext:value-type="float">
            <text:p>329784,118</text:p>
          </table:table-cell>
          <table:table-cell office:value-type="float" office:value="0.0205" calcext:value-type="float">
            <text:p>0,0205</text:p>
          </table:table-cell>
          <table:table-cell office:value-type="float" office:value="452833.7" calcext:value-type="float">
            <text:p>452833,7</text:p>
          </table:table-cell>
          <table:table-cell office:value-type="float" office:value="1606.5226" calcext:value-type="float">
            <text:p>1606,5226</text:p>
          </table:table-cell>
        </table:table-row>
        <table:table-row table:style-name="ro1">
          <table:table-cell office:value-type="string" calcext:value-type="string">
            <text:p>50_5</text:p>
          </table:table-cell>
          <table:table-cell office:value-type="float" office:value="170037.2" calcext:value-type="float">
            <text:p>170037,2</text:p>
          </table:table-cell>
          <table:table-cell office:value-type="float" office:value="170026.246" calcext:value-type="float">
            <text:p>170026,246</text:p>
          </table:table-cell>
          <table:table-cell office:value-type="float" office:value="0.0064" calcext:value-type="float">
            <text:p>0,0064</text:p>
          </table:table-cell>
          <table:table-cell office:value-type="float" office:value="455.4" calcext:value-type="float">
            <text:p>455,4</text:p>
          </table:table-cell>
          <table:table-cell office:value-type="float" office:value="0.3629" calcext:value-type="float">
            <text:p>0,3629</text:p>
          </table:table-cell>
          <table:table-cell/>
          <table:table-cell office:value-type="string" calcext:value-type="string">
            <text:p>50_5</text:p>
          </table:table-cell>
          <table:table-cell office:value-type="float" office:value="170036.5" calcext:value-type="float">
            <text:p>170036,5</text:p>
          </table:table-cell>
          <table:table-cell office:value-type="float" office:value="170028.573" calcext:value-type="float">
            <text:p>170028,573</text:p>
          </table:table-cell>
          <table:table-cell office:value-type="float" office:value="0.0047" calcext:value-type="float">
            <text:p>0,0047</text:p>
          </table:table-cell>
          <table:table-cell office:value-type="float" office:value="463.7" calcext:value-type="float">
            <text:p>463,7</text:p>
          </table:table-cell>
          <table:table-cell office:value-type="float" office:value="1.375" calcext:value-type="float">
            <text:p>1,375</text:p>
          </table:table-cell>
        </table:table-row>
        <table:table-row table:style-name="ro1">
          <table:table-cell office:value-type="string" calcext:value-type="string">
            <text:p>50_10</text:p>
          </table:table-cell>
          <table:table-cell office:value-type="float" office:value="328917.43" calcext:value-type="float">
            <text:p>328917,43</text:p>
          </table:table-cell>
          <table:table-cell office:value-type="float" office:value="328885.237" calcext:value-type="float">
            <text:p>328885,237</text:p>
          </table:table-cell>
          <table:table-cell office:value-type="float" office:value="0.0098" calcext:value-type="float">
            <text:p>0,0098</text:p>
          </table:table-cell>
          <table:table-cell office:value-type="float" office:value="3989.8" calcext:value-type="float">
            <text:p>3989,8</text:p>
          </table:table-cell>
          <table:table-cell office:value-type="float" office:value="7.1452" calcext:value-type="float">
            <text:p>7,1452</text:p>
          </table:table-cell>
          <table:table-cell/>
          <table:table-cell office:value-type="string" calcext:value-type="string">
            <text:p>50_10</text:p>
          </table:table-cell>
          <table:table-cell office:value-type="float" office:value="328912.93" calcext:value-type="float">
            <text:p>328912,93</text:p>
          </table:table-cell>
          <table:table-cell office:value-type="float" office:value="328886.638" calcext:value-type="float">
            <text:p>328886,638</text:p>
          </table:table-cell>
          <table:table-cell office:value-type="float" office:value="0.008" calcext:value-type="float">
            <text:p>0,008</text:p>
          </table:table-cell>
          <table:table-cell office:value-type="float" office:value="5706.2" calcext:value-type="float">
            <text:p>5706,2</text:p>
          </table:table-cell>
          <table:table-cell office:value-type="float" office:value="16.6582" calcext:value-type="float">
            <text:p>16,6582</text:p>
          </table:table-cell>
        </table:table-row>
        <table:table-row table:style-name="ro1">
          <table:table-cell office:value-type="string" calcext:value-type="string">
            <text:p>50_25</text:p>
          </table:table-cell>
          <table:table-cell office:value-type="float" office:value="808253.47" calcext:value-type="float">
            <text:p>808253,47</text:p>
          </table:table-cell>
          <table:table-cell office:value-type="float" office:value="808130.134" calcext:value-type="float">
            <text:p>808130,134</text:p>
          </table:table-cell>
          <table:table-cell office:value-type="float" office:value="0.0153" calcext:value-type="float">
            <text:p>0,0153</text:p>
          </table:table-cell>
          <table:table-cell office:value-type="float" office:value="1835879.6" calcext:value-type="float">
            <text:p>1835879,6</text:p>
          </table:table-cell>
          <table:table-cell office:value-type="float" office:value="5549.1099" calcext:value-type="float">
            <text:p>5549,1099</text:p>
          </table:table-cell>
          <table:table-cell/>
          <table:table-cell office:value-type="string" calcext:value-type="string">
            <text:p>50_25</text:p>
          </table:table-cell>
          <table:table-cell office:value-type="float" office:value="808252.69" calcext:value-type="float">
            <text:p>808252,69</text:p>
          </table:table-cell>
          <table:table-cell office:value-type="float" office:value="808117.117" calcext:value-type="float">
            <text:p>808117,117</text:p>
          </table:table-cell>
          <table:table-cell office:value-type="float" office:value="0.0168" calcext:value-type="float">
            <text:p>0,0168</text:p>
          </table:table-cell>
          <table:table-cell office:value-type="float" office:value="1454505.5" calcext:value-type="float">
            <text:p>1454505,5</text:p>
          </table:table-cell>
          <table:table-cell office:value-type="float" office:value="5590.1992" calcext:value-type="float">
            <text:p>5590,1992</text:p>
          </table:table-cell>
        </table:table-row>
        <table:table-row table:style-name="ro1">
          <table:table-cell office:value-type="string" calcext:value-type="string">
            <text:p>100_5</text:p>
          </table:table-cell>
          <table:table-cell office:value-type="float" office:value="333496.46" calcext:value-type="float">
            <text:p>333496,46</text:p>
          </table:table-cell>
          <table:table-cell office:value-type="float" office:value="333467.919" calcext:value-type="float">
            <text:p>333467,919</text:p>
          </table:table-cell>
          <table:table-cell office:value-type="float" office:value="0.0086" calcext:value-type="float">
            <text:p>0,0086</text:p>
          </table:table-cell>
          <table:table-cell office:value-type="float" office:value="138.4" calcext:value-type="float">
            <text:p>138,4</text:p>
          </table:table-cell>
          <table:table-cell office:value-type="float" office:value="0.2144" calcext:value-type="float">
            <text:p>0,2144</text:p>
          </table:table-cell>
          <table:table-cell/>
          <table:table-cell office:value-type="string" calcext:value-type="string">
            <text:p>100_5</text:p>
          </table:table-cell>
          <table:table-cell office:value-type="float" office:value="333492.6" calcext:value-type="float">
            <text:p>333492,6</text:p>
          </table:table-cell>
          <table:table-cell office:value-type="float" office:value="333470.255" calcext:value-type="float">
            <text:p>333470,255</text:p>
          </table:table-cell>
          <table:table-cell office:value-type="float" office:value="0.0067" calcext:value-type="float">
            <text:p>0,0067</text:p>
          </table:table-cell>
          <table:table-cell office:value-type="float" office:value="229.6" calcext:value-type="float">
            <text:p>229,6</text:p>
          </table:table-cell>
          <table:table-cell office:value-type="float" office:value="0.7495" calcext:value-type="float">
            <text:p>0,7495</text:p>
          </table:table-cell>
        </table:table-row>
        <table:table-row table:style-name="ro1">
          <table:table-cell office:value-type="string" calcext:value-type="string">
            <text:p>100_10</text:p>
          </table:table-cell>
          <table:table-cell office:value-type="float" office:value="646606.72" calcext:value-type="float">
            <text:p>646606,72</text:p>
          </table:table-cell>
          <table:table-cell office:value-type="float" office:value="646553.092" calcext:value-type="float">
            <text:p>646553,092</text:p>
          </table:table-cell>
          <table:table-cell office:value-type="float" office:value="0.0083" calcext:value-type="float">
            <text:p>0,0083</text:p>
          </table:table-cell>
          <table:table-cell office:value-type="float" office:value="3383.4" calcext:value-type="float">
            <text:p>3383,4</text:p>
          </table:table-cell>
          <table:table-cell office:value-type="float" office:value="9.0691" calcext:value-type="float">
            <text:p>9,0691</text:p>
          </table:table-cell>
          <table:table-cell/>
          <table:table-cell office:value-type="string" calcext:value-type="string">
            <text:p>100_10</text:p>
          </table:table-cell>
          <table:table-cell office:value-type="float" office:value="646602.28" calcext:value-type="float">
            <text:p>646602,28</text:p>
          </table:table-cell>
          <table:table-cell office:value-type="float" office:value="646553.956" calcext:value-type="float">
            <text:p>646553,956</text:p>
          </table:table-cell>
          <table:table-cell office:value-type="float" office:value="0.0075" calcext:value-type="float">
            <text:p>0,0075</text:p>
          </table:table-cell>
          <table:table-cell office:value-type="float" office:value="3849.5" calcext:value-type="float">
            <text:p>3849,5</text:p>
          </table:table-cell>
          <table:table-cell office:value-type="float" office:value="15.7971" calcext:value-type="float">
            <text:p>15,7971</text:p>
          </table:table-cell>
        </table:table-row>
        <table:table-row table:style-name="ro1">
          <table:table-cell office:value-type="string" calcext:value-type="string">
            <text:p>100_25</text:p>
          </table:table-cell>
          <table:table-cell office:value-type="float" office:value="1593432.71" calcext:value-type="float">
            <text:p>1593432,71</text:p>
          </table:table-cell>
          <table:table-cell office:value-type="float" office:value="1593240.276" calcext:value-type="float">
            <text:p>1593240,276</text:p>
          </table:table-cell>
          <table:table-cell office:value-type="float" office:value="0.0121" calcext:value-type="float">
            <text:p>0,0121</text:p>
          </table:table-cell>
          <table:table-cell office:value-type="float" office:value="781839.4" calcext:value-type="float">
            <text:p>781839,4</text:p>
          </table:table-cell>
          <table:table-cell office:value-type="float" office:value="4315.5158" calcext:value-type="float">
            <text:p>4315,5158</text:p>
          </table:table-cell>
          <table:table-cell/>
          <table:table-cell office:value-type="string" calcext:value-type="string">
            <text:p>100_25</text:p>
          </table:table-cell>
          <table:table-cell office:value-type="float" office:value="1593421.28" calcext:value-type="float">
            <text:p>1593421,28</text:p>
          </table:table-cell>
          <table:table-cell office:value-type="float" office:value="1593235.146" calcext:value-type="float">
            <text:p>1593235,146</text:p>
          </table:table-cell>
          <table:table-cell office:value-type="float" office:value="0.0117" calcext:value-type="float">
            <text:p>0,0117</text:p>
          </table:table-cell>
          <table:table-cell office:value-type="float" office:value="727549.8" calcext:value-type="float">
            <text:p>727549,8</text:p>
          </table:table-cell>
          <table:table-cell office:value-type="float" office:value="3812.1024" calcext:value-type="float">
            <text:p>3812,102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3" table:number-rows-spanned="1">
            <text:p>Modèle initial avec Zt</text:p>
          </table:table-cell>
          <table:covered-table-cell table:number-columns-repeated="12"/>
        </table:table-row>
        <table:table-row table:style-name="ro1">
          <table:table-cell table:style-name="ce1" office:value-type="string" calcext:value-type="string" table:number-columns-spanned="6" table:number-rows-spanned="1">
            <text:p>1_thread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6_thread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ZtObjectif</text:p>
          </table:table-cell>
          <table:table-cell office:value-type="string" calcext:value-type="string">
            <text:p>ZtBounds</text:p>
          </table:table-cell>
          <table:table-cell office:value-type="string" calcext:value-type="string">
            <text:p>ZtGap</text:p>
          </table:table-cell>
          <table:table-cell office:value-type="string" calcext:value-type="string">
            <text:p>ZtNodes</text:p>
          </table:table-cell>
          <table:table-cell office:value-type="string" calcext:value-type="string">
            <text:p>ZtTime</text:p>
          </table:table-cell>
          <table:table-cell/>
          <table:table-cell office:value-type="string" calcext:value-type="string">
            <text:p>Instances</text:p>
          </table:table-cell>
          <table:table-cell office:value-type="string" calcext:value-type="string">
            <text:p>ZtObjectif</text:p>
          </table:table-cell>
          <table:table-cell office:value-type="string" calcext:value-type="string">
            <text:p>ZtBounds</text:p>
          </table:table-cell>
          <table:table-cell office:value-type="string" calcext:value-type="string">
            <text:p>ZtGap</text:p>
          </table:table-cell>
          <table:table-cell office:value-type="string" calcext:value-type="string">
            <text:p>ZtNodes</text:p>
          </table:table-cell>
          <table:table-cell office:value-type="string" calcext:value-type="string">
            <text:p>ZtTime</text:p>
          </table:table-cell>
        </table:table-row>
        <table:table-row table:style-name="ro1">
          <table:table-cell office:value-type="string" calcext:value-type="string">
            <text:p>5_5</text:p>
          </table:table-cell>
          <table:table-cell office:value-type="float" office:value="19450.62" calcext:value-type="float">
            <text:p>19450,62</text:p>
          </table:table-cell>
          <table:table-cell office:value-type="float" office:value="19450.508" calcext:value-type="float">
            <text:p>19450,508</text:p>
          </table:table-cell>
          <table:table-cell office:value-type="float" office:value="0.0005" calcext:value-type="float">
            <text:p>0,0005</text:p>
          </table:table-cell>
          <table:table-cell office:value-type="float" office:value="6.8" calcext:value-type="float">
            <text:p>6,8</text:p>
          </table:table-cell>
          <table:table-cell office:value-type="float" office:value="0.0188" calcext:value-type="float">
            <text:p>0,0188</text:p>
          </table:table-cell>
          <table:table-cell/>
          <table:table-cell office:value-type="string" calcext:value-type="string">
            <text:p>5_5</text:p>
          </table:table-cell>
          <table:table-cell office:value-type="float" office:value="19450.62" calcext:value-type="float">
            <text:p>19450,62</text:p>
          </table:table-cell>
          <table:table-cell office:value-type="float" office:value="19450.616" calcext:value-type="float">
            <text:p>19450,616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0.0373" calcext:value-type="float">
            <text:p>0,0373</text:p>
          </table:table-cell>
        </table:table-row>
        <table:table-row table:style-name="ro1">
          <table:table-cell office:value-type="string" calcext:value-type="string">
            <text:p>5_10</text:p>
          </table:table-cell>
          <table:table-cell office:value-type="float" office:value="37730.16" calcext:value-type="float">
            <text:p>37730,16</text:p>
          </table:table-cell>
          <table:table-cell office:value-type="float" office:value="37729.152" calcext:value-type="float">
            <text:p>37729,152</text:p>
          </table:table-cell>
          <table:table-cell office:value-type="float" office:value="0.0027" calcext:value-type="float">
            <text:p>0,0027</text:p>
          </table:table-cell>
          <table:table-cell office:value-type="float" office:value="404" calcext:value-type="float">
            <text:p>404</text:p>
          </table:table-cell>
          <table:table-cell office:value-type="float" office:value="0.1643" calcext:value-type="float">
            <text:p>0,1643</text:p>
          </table:table-cell>
          <table:table-cell/>
          <table:table-cell office:value-type="string" calcext:value-type="string">
            <text:p>5_10</text:p>
          </table:table-cell>
          <table:table-cell table:number-columns-repeated="2" office:value-type="float" office:value="37730.16" calcext:value-type="float">
            <text:p>37730,16</text:p>
          </table:table-cell>
          <table:table-cell office:value-type="float" office:value="0" calcext:value-type="float">
            <text:p>0</text:p>
          </table:table-cell>
          <table:table-cell office:value-type="float" office:value="294.7" calcext:value-type="float">
            <text:p>294,7</text:p>
          </table:table-cell>
          <table:table-cell office:value-type="float" office:value="0.3691" calcext:value-type="float">
            <text:p>0,3691</text:p>
          </table:table-cell>
        </table:table-row>
        <table:table-row table:style-name="ro1">
          <table:table-cell office:value-type="string" calcext:value-type="string">
            <text:p>5_25</text:p>
          </table:table-cell>
          <table:table-cell office:value-type="float" office:value="92712.08" calcext:value-type="float">
            <text:p>92712,08</text:p>
          </table:table-cell>
          <table:table-cell office:value-type="float" office:value="92703.355" calcext:value-type="float">
            <text:p>92703,355</text:p>
          </table:table-cell>
          <table:table-cell office:value-type="float" office:value="0.0094" calcext:value-type="float">
            <text:p>0,0094</text:p>
          </table:table-cell>
          <table:table-cell office:value-type="float" office:value="101528.4" calcext:value-type="float">
            <text:p>101528,4</text:p>
          </table:table-cell>
          <table:table-cell office:value-type="float" office:value="156.3169" calcext:value-type="float">
            <text:p>156,3169</text:p>
          </table:table-cell>
          <table:table-cell/>
          <table:table-cell office:value-type="string" calcext:value-type="string">
            <text:p>5_25</text:p>
          </table:table-cell>
          <table:table-cell office:value-type="float" office:value="92712.08" calcext:value-type="float">
            <text:p>92712,08</text:p>
          </table:table-cell>
          <table:table-cell office:value-type="float" office:value="92712.082" calcext:value-type="float">
            <text:p>92712,082</text:p>
          </table:table-cell>
          <table:table-cell office:value-type="float" office:value="0" calcext:value-type="float">
            <text:p>0</text:p>
          </table:table-cell>
          <table:table-cell office:value-type="float" office:value="65094.3" calcext:value-type="float">
            <text:p>65094,3</text:p>
          </table:table-cell>
          <table:table-cell office:value-type="float" office:value="85.9173" calcext:value-type="float">
            <text:p>85,9173</text:p>
          </table:table-cell>
        </table:table-row>
        <table:table-row table:style-name="ro1">
          <table:table-cell office:value-type="string" calcext:value-type="string">
            <text:p>20_5</text:p>
          </table:table-cell>
          <table:table-cell office:value-type="float" office:value="69396.58" calcext:value-type="float">
            <text:p>69396,58</text:p>
          </table:table-cell>
          <table:table-cell office:value-type="float" office:value="69393.514" calcext:value-type="float">
            <text:p>69393,514</text:p>
          </table:table-cell>
          <table:table-cell office:value-type="float" office:value="0.0043" calcext:value-type="float">
            <text:p>0,0043</text:p>
          </table:table-cell>
          <table:table-cell office:value-type="float" office:value="88.3" calcext:value-type="float">
            <text:p>88,3</text:p>
          </table:table-cell>
          <table:table-cell office:value-type="float" office:value="0.0624" calcext:value-type="float">
            <text:p>0,0624</text:p>
          </table:table-cell>
          <table:table-cell/>
          <table:table-cell office:value-type="string" calcext:value-type="string">
            <text:p>20_5</text:p>
          </table:table-cell>
          <table:table-cell office:value-type="float" office:value="69396.58" calcext:value-type="float">
            <text:p>69396,58</text:p>
          </table:table-cell>
          <table:table-cell office:value-type="float" office:value="69396.11" calcext:value-type="float">
            <text:p>69396,11</text:p>
          </table:table-cell>
          <table:table-cell office:value-type="float" office:value="0.0007" calcext:value-type="float">
            <text:p>0,0007</text:p>
          </table:table-cell>
          <table:table-cell office:value-type="float" office:value="86.2" calcext:value-type="float">
            <text:p>86,2</text:p>
          </table:table-cell>
          <table:table-cell office:value-type="float" office:value="0.2194" calcext:value-type="float">
            <text:p>0,2194</text:p>
          </table:table-cell>
        </table:table-row>
        <table:table-row table:style-name="ro1">
          <table:table-cell office:value-type="string" calcext:value-type="string">
            <text:p>20_10</text:p>
          </table:table-cell>
          <table:table-cell office:value-type="float" office:value="131292.92" calcext:value-type="float">
            <text:p>131292,92</text:p>
          </table:table-cell>
          <table:table-cell office:value-type="float" office:value="131281.115" calcext:value-type="float">
            <text:p>131281,115</text:p>
          </table:table-cell>
          <table:table-cell office:value-type="float" office:value="0.009" calcext:value-type="float">
            <text:p>0,009</text:p>
          </table:table-cell>
          <table:table-cell office:value-type="float" office:value="773.1" calcext:value-type="float">
            <text:p>773,1</text:p>
          </table:table-cell>
          <table:table-cell office:value-type="float" office:value="0.7902" calcext:value-type="float">
            <text:p>0,7902</text:p>
          </table:table-cell>
          <table:table-cell/>
          <table:table-cell office:value-type="string" calcext:value-type="string">
            <text:p>20_10</text:p>
          </table:table-cell>
          <table:table-cell office:value-type="float" office:value="131292.62" calcext:value-type="float">
            <text:p>131292,62</text:p>
          </table:table-cell>
          <table:table-cell office:value-type="float" office:value="131290.949" calcext:value-type="float">
            <text:p>131290,949</text:p>
          </table:table-cell>
          <table:table-cell office:value-type="float" office:value="0.0013" calcext:value-type="float">
            <text:p>0,0013</text:p>
          </table:table-cell>
          <table:table-cell office:value-type="float" office:value="962.2" calcext:value-type="float">
            <text:p>962,2</text:p>
          </table:table-cell>
          <table:table-cell office:value-type="float" office:value="1.3605" calcext:value-type="float">
            <text:p>1,3605</text:p>
          </table:table-cell>
        </table:table-row>
        <table:table-row table:style-name="ro1">
          <table:table-cell office:value-type="string" calcext:value-type="string">
            <text:p>20_25</text:p>
          </table:table-cell>
          <table:table-cell office:value-type="float" office:value="329855.68" calcext:value-type="float">
            <text:p>329855,68</text:p>
          </table:table-cell>
          <table:table-cell office:value-type="float" office:value="329771.637" calcext:value-type="float">
            <text:p>329771,637</text:p>
          </table:table-cell>
          <table:table-cell office:value-type="float" office:value="0.0254" calcext:value-type="float">
            <text:p>0,0254</text:p>
          </table:table-cell>
          <table:table-cell office:value-type="float" office:value="850122.5" calcext:value-type="float">
            <text:p>850122,5</text:p>
          </table:table-cell>
          <table:table-cell office:value-type="float" office:value="1619.4788" calcext:value-type="float">
            <text:p>1619,4788</text:p>
          </table:table-cell>
          <table:table-cell/>
          <table:table-cell office:value-type="string" calcext:value-type="string">
            <text:p>20_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329799.077" calcext:value-type="float">
            <text:p>329799,077</text:p>
          </table:table-cell>
          <table:table-cell office:value-type="float" office:value="0.0158" calcext:value-type="float">
            <text:p>0,0158</text:p>
          </table:table-cell>
          <table:table-cell office:value-type="float" office:value="713415.4" calcext:value-type="float">
            <text:p>713415,4</text:p>
          </table:table-cell>
          <table:table-cell office:value-type="float" office:value="1501.5972" calcext:value-type="float">
            <text:p>1501,5972</text:p>
          </table:table-cell>
        </table:table-row>
        <table:table-row table:style-name="ro1">
          <table:table-cell office:value-type="string" calcext:value-type="string">
            <text:p>50_5</text:p>
          </table:table-cell>
          <table:table-cell office:value-type="float" office:value="170037.6" calcext:value-type="float">
            <text:p>170037,6</text:p>
          </table:table-cell>
          <table:table-cell office:value-type="float" office:value="170026.315" calcext:value-type="float">
            <text:p>170026,315</text:p>
          </table:table-cell>
          <table:table-cell office:value-type="float" office:value="0.0066" calcext:value-type="float">
            <text:p>0,0066</text:p>
          </table:table-cell>
          <table:table-cell office:value-type="float" office:value="294.5" calcext:value-type="float">
            <text:p>294,5</text:p>
          </table:table-cell>
          <table:table-cell office:value-type="float" office:value="0.292" calcext:value-type="float">
            <text:p>0,292</text:p>
          </table:table-cell>
          <table:table-cell/>
          <table:table-cell office:value-type="string" calcext:value-type="string">
            <text:p>50_5</text:p>
          </table:table-cell>
          <table:table-cell office:value-type="float" office:value="170036.6" calcext:value-type="float">
            <text:p>170036,6</text:p>
          </table:table-cell>
          <table:table-cell office:value-type="float" office:value="170030.715" calcext:value-type="float">
            <text:p>170030,715</text:p>
          </table:table-cell>
          <table:table-cell office:value-type="float" office:value="0.0035" calcext:value-type="float">
            <text:p>0,0035</text:p>
          </table:table-cell>
          <table:table-cell office:value-type="float" office:value="381.5" calcext:value-type="float">
            <text:p>381,5</text:p>
          </table:table-cell>
          <table:table-cell office:value-type="float" office:value="1.2221" calcext:value-type="float">
            <text:p>1,2221</text:p>
          </table:table-cell>
        </table:table-row>
        <table:table-row table:style-name="ro1">
          <table:table-cell office:value-type="string" calcext:value-type="string">
            <text:p>50_10</text:p>
          </table:table-cell>
          <table:table-cell office:value-type="float" office:value="328915.71" calcext:value-type="float">
            <text:p>328915,71</text:p>
          </table:table-cell>
          <table:table-cell office:value-type="float" office:value="328884.609" calcext:value-type="float">
            <text:p>328884,609</text:p>
          </table:table-cell>
          <table:table-cell office:value-type="float" office:value="0.0094" calcext:value-type="float">
            <text:p>0,0094</text:p>
          </table:table-cell>
          <table:table-cell office:value-type="float" office:value="4104.4" calcext:value-type="float">
            <text:p>4104,4</text:p>
          </table:table-cell>
          <table:table-cell office:value-type="float" office:value="6.8646" calcext:value-type="float">
            <text:p>6,8646</text:p>
          </table:table-cell>
          <table:table-cell/>
          <table:table-cell office:value-type="string" calcext:value-type="string">
            <text:p>50_10</text:p>
          </table:table-cell>
          <table:table-cell office:value-type="float" office:value="328914.53" calcext:value-type="float">
            <text:p>328914,53</text:p>
          </table:table-cell>
          <table:table-cell office:value-type="float" office:value="328891.755" calcext:value-type="float">
            <text:p>328891,755</text:p>
          </table:table-cell>
          <table:table-cell office:value-type="float" office:value="0.0069" calcext:value-type="float">
            <text:p>0,0069</text:p>
          </table:table-cell>
          <table:table-cell office:value-type="float" office:value="7659.6" calcext:value-type="float">
            <text:p>7659,6</text:p>
          </table:table-cell>
          <table:table-cell office:value-type="float" office:value="15.7751" calcext:value-type="float">
            <text:p>15,7751</text:p>
          </table:table-cell>
        </table:table-row>
        <table:table-row table:style-name="ro1">
          <table:table-cell office:value-type="string" calcext:value-type="string">
            <text:p>50_25</text:p>
          </table:table-cell>
          <table:table-cell office:value-type="float" office:value="808252.69" calcext:value-type="float">
            <text:p>808252,69</text:p>
          </table:table-cell>
          <table:table-cell office:value-type="float" office:value="808107.754" calcext:value-type="float">
            <text:p>808107,754</text:p>
          </table:table-cell>
          <table:table-cell office:value-type="float" office:value="0.0179" calcext:value-type="float">
            <text:p>0,0179</text:p>
          </table:table-cell>
          <table:table-cell office:value-type="float" office:value="1729825" calcext:value-type="float">
            <text:p>1729825</text:p>
          </table:table-cell>
          <table:table-cell office:value-type="float" office:value="5585.9055" calcext:value-type="float">
            <text:p>5585,9055</text:p>
          </table:table-cell>
          <table:table-cell/>
          <table:table-cell office:value-type="string" calcext:value-type="string">
            <text:p>50_25</text:p>
          </table:table-cell>
          <table:table-cell office:value-type="float" office:value="808254.9" calcext:value-type="float">
            <text:p>808254,9</text:p>
          </table:table-cell>
          <table:table-cell office:value-type="float" office:value="808109.224" calcext:value-type="float">
            <text:p>808109,224</text:p>
          </table:table-cell>
          <table:table-cell office:value-type="float" office:value="0.018" calcext:value-type="float">
            <text:p>0,018</text:p>
          </table:table-cell>
          <table:table-cell office:value-type="float" office:value="1622199.9" calcext:value-type="float">
            <text:p>1622199,9</text:p>
          </table:table-cell>
          <table:table-cell office:value-type="float" office:value="5772.2595" calcext:value-type="float">
            <text:p>5772,2595</text:p>
          </table:table-cell>
        </table:table-row>
        <table:table-row table:style-name="ro1">
          <table:table-cell office:value-type="string" calcext:value-type="string">
            <text:p>100_5</text:p>
          </table:table-cell>
          <table:table-cell office:value-type="float" office:value="333497.4" calcext:value-type="float">
            <text:p>333497,4</text:p>
          </table:table-cell>
          <table:table-cell office:value-type="float" office:value="333468.994" calcext:value-type="float">
            <text:p>333468,994</text:p>
          </table:table-cell>
          <table:table-cell office:value-type="float" office:value="0.0085" calcext:value-type="float">
            <text:p>0,0085</text:p>
          </table:table-cell>
          <table:table-cell office:value-type="float" office:value="164.9" calcext:value-type="float">
            <text:p>164,9</text:p>
          </table:table-cell>
          <table:table-cell office:value-type="float" office:value="0.2461" calcext:value-type="float">
            <text:p>0,2461</text:p>
          </table:table-cell>
          <table:table-cell/>
          <table:table-cell office:value-type="string" calcext:value-type="string">
            <text:p>100_5</text:p>
          </table:table-cell>
          <table:table-cell office:value-type="float" office:value="333493.4" calcext:value-type="float">
            <text:p>333493,4</text:p>
          </table:table-cell>
          <table:table-cell office:value-type="float" office:value="333466.451" calcext:value-type="float">
            <text:p>333466,451</text:p>
          </table:table-cell>
          <table:table-cell office:value-type="float" office:value="0.0081" calcext:value-type="float">
            <text:p>0,0081</text:p>
          </table:table-cell>
          <table:table-cell office:value-type="float" office:value="101" calcext:value-type="float">
            <text:p>101</text:p>
          </table:table-cell>
          <table:table-cell office:value-type="float" office:value="1.0262" calcext:value-type="float">
            <text:p>1,0262</text:p>
          </table:table-cell>
        </table:table-row>
        <table:table-row table:style-name="ro1">
          <table:table-cell office:value-type="string" calcext:value-type="string">
            <text:p>100_10</text:p>
          </table:table-cell>
          <table:table-cell office:value-type="float" office:value="646604.68" calcext:value-type="float">
            <text:p>646604,68</text:p>
          </table:table-cell>
          <table:table-cell office:value-type="float" office:value="646552.095" calcext:value-type="float">
            <text:p>646552,095</text:p>
          </table:table-cell>
          <table:table-cell office:value-type="float" office:value="0.0081" calcext:value-type="float">
            <text:p>0,0081</text:p>
          </table:table-cell>
          <table:table-cell office:value-type="float" office:value="3264.8" calcext:value-type="float">
            <text:p>3264,8</text:p>
          </table:table-cell>
          <table:table-cell office:value-type="float" office:value="9.9855" calcext:value-type="float">
            <text:p>9,9855</text:p>
          </table:table-cell>
          <table:table-cell/>
          <table:table-cell office:value-type="string" calcext:value-type="string">
            <text:p>100_10</text:p>
          </table:table-cell>
          <table:table-cell office:value-type="float" office:value="646607.84" calcext:value-type="float">
            <text:p>646607,84</text:p>
          </table:table-cell>
          <table:table-cell office:value-type="float" office:value="646551.577" calcext:value-type="float">
            <text:p>646551,577</text:p>
          </table:table-cell>
          <table:table-cell office:value-type="float" office:value="0.0087" calcext:value-type="float">
            <text:p>0,0087</text:p>
          </table:table-cell>
          <table:table-cell office:value-type="float" office:value="5928.3" calcext:value-type="float">
            <text:p>5928,3</text:p>
          </table:table-cell>
          <table:table-cell office:value-type="float" office:value="22.6657" calcext:value-type="float">
            <text:p>22,6657</text:p>
          </table:table-cell>
        </table:table-row>
        <table:table-row table:style-name="ro1">
          <table:table-cell office:value-type="string" calcext:value-type="string">
            <text:p>100_25</text:p>
          </table:table-cell>
          <table:table-cell office:value-type="float" office:value="1593427.03" calcext:value-type="float">
            <text:p>1593427,03</text:p>
          </table:table-cell>
          <table:table-cell office:value-type="float" office:value="1593240.478" calcext:value-type="float">
            <text:p>1593240,478</text:p>
          </table:table-cell>
          <table:table-cell office:value-type="float" office:value="0.0117" calcext:value-type="float">
            <text:p>0,0117</text:p>
          </table:table-cell>
          <table:table-cell office:value-type="float" office:value="878692.4" calcext:value-type="float">
            <text:p>878692,4</text:p>
          </table:table-cell>
          <table:table-cell office:value-type="float" office:value="4198.7274" calcext:value-type="float">
            <text:p>4198,7274</text:p>
          </table:table-cell>
          <table:table-cell/>
          <table:table-cell office:value-type="string" calcext:value-type="string">
            <text:p>100_25</text:p>
          </table:table-cell>
          <table:table-cell office:value-type="float" office:value="1593429.25" calcext:value-type="float">
            <text:p>1593429,25</text:p>
          </table:table-cell>
          <table:table-cell office:value-type="float" office:value="1593232.847" calcext:value-type="float">
            <text:p>1593232,847</text:p>
          </table:table-cell>
          <table:table-cell office:value-type="float" office:value="0.0124" calcext:value-type="float">
            <text:p>0,0124</text:p>
          </table:table-cell>
          <table:table-cell office:value-type="float" office:value="757302.1" calcext:value-type="float">
            <text:p>757302,1</text:p>
          </table:table-cell>
          <table:table-cell office:value-type="float" office:value="4248.0106" calcext:value-type="float">
            <text:p>4248,0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9P0" style:volatile="true">
      <number:text> </number:text>
      <number:fill-character> </number:fill-character>
      <number:number number:decimal-places="2" number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</number:text>
      <number:currency-symbol/>
      <number:text> </number:text>
    </number:currency-style>
    <number:currency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 number:display-factor="1000"/>
      <number:text> </number:text>
      <number:currency-symbol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fill-character> </number:fill-character>
      <number:number number:decimal-places="0" number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 </number:text>
      <number:currency-symbol/>
      <number:text> </number:text>
    </number:currency-style>
    <number:currency-style style:name="N137P2" style:volatile="true">
      <number:text> </number:text>
      <number:fill-character> </number:fill-character>
      <number:text>-  </number:text>
      <number:currency-symbol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136P2" style:volatile="true">
      <number:text> </number:text>
      <number:fill-character> </number:fill-character>
      <number:text>-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07P0" style:volatile="true">
      <number:number number:decimal-places="0" number:min-decimal-places="0" number:min-integer-digits="1" number:grouping="true"/>
      <number:text> </number:text>
      <number:currency-symbol/>
      <number:text> </number:text>
    </number:currency-style>
    <number:currency-style style:name="N107">
      <number:text>(</number:text>
      <number:number number:decimal-places="0" number:min-decimal-places="0" number:min-integer-digits="1" number:grouping="true"/>
      <number:text> </number:text>
      <number:currency-symbol/>
      <number:text>)</number:text>
      <style:map style:condition="value()&gt;=0" style:apply-style-name="N107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/>
      <number:text> </number:text>
    </number:currency-style>
    <number:currency-style style:name="N108">
      <style:text-properties fo:color="#ff0000"/>
      <number:text>(</number:text>
      <number:number number:decimal-places="0" number:min-decimal-places="0" number:min-integer-digits="1" number:grouping="true"/>
      <number:text> </number:text>
      <number:currency-symbol/>
      <number:text>)</number:text>
      <style:map style:condition="value()&gt;=0" style:apply-style-name="N108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/>
      <number:text> </number:text>
    </number:currency-style>
    <number:currency-style style:name="N109">
      <number:text>(</number:text>
      <number:number number:decimal-places="2" number:min-decimal-places="2" number:min-integer-digits="1" number:grouping="true"/>
      <number:text> </number:text>
      <number:currency-symbol/>
      <number:text>)</number:text>
      <style:map style:condition="value()&gt;=0" style:apply-style-name="N109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/>
      <number:text> </number:text>
    </number:currency-style>
    <number:currency-style style:name="N110">
      <style:text-properties fo:color="#ff0000"/>
      <number:text>(</number:text>
      <number:number number:decimal-places="2" number:min-decimal-places="2" number:min-integer-digits="1" number:grouping="true"/>
      <number:text> </number:text>
      <number:currency-symbol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16P0" style:volatile="true">
      <number:number number:decimal-places="0" number:min-decimal-places="0" number:min-integer-digits="1" number:grouping="true"/>
      <number:text>    </number:text>
    </number:currency-style>
    <number:currency-style style:name="N116">
      <number:text>(</number:text>
      <number:number number:decimal-places="0" number:min-decimal-places="0" number:min-integer-digits="1" number:grouping="true"/>
      <number:text>   )</number:text>
      <style:map style:condition="value()&gt;=0" style:apply-style-name="N116P0"/>
    </number:currency-style>
    <number:currency-style style:name="N117P0" style:volatile="true">
      <number:number number:decimal-places="0" number:min-decimal-places="0" number:min-integer-digits="1" number:grouping="true"/>
      <number:text>    </number:text>
    </number:currency-style>
    <number:currency-style style:name="N117">
      <style:text-properties fo:color="#ff0000"/>
      <number:text>(</number:text>
      <number:number number:decimal-places="0" number:min-decimal-places="0" number:min-integer-digits="1" number:grouping="true"/>
      <number:text>   )</number:text>
      <style:map style:condition="value()&gt;=0" style:apply-style-name="N117P0"/>
    </number:currency-style>
    <number:currency-style style:name="N118P0" style:volatile="true">
      <number:number number:decimal-places="2" number:min-decimal-places="2" number:min-integer-digits="1" number:grouping="true"/>
      <number:text>    </number:text>
    </number:currency-style>
    <number:currency-style style:name="N118">
      <number:text>(</number:text>
      <number:number number:decimal-places="2" number:min-decimal-places="2" number:min-integer-digits="1" number:grouping="true"/>
      <number:text>   )</number:text>
      <style:map style:condition="value()&gt;=0" style:apply-style-name="N118P0"/>
    </number:currency-style>
    <number:currency-style style:name="N119P0" style:volatile="true">
      <number:number number:decimal-places="2" number:min-decimal-places="2" number:min-integer-digits="1" number:grouping="true"/>
      <number:text>    </number:text>
    </number:currency-style>
    <number:currency-style style:name="N119">
      <style:text-properties fo:color="#ff0000"/>
      <number:text>(</number:text>
      <number:number number:decimal-places="2" number:min-decimal-places="2" number:min-integer-digits="1" number:grouping="true"/>
      <number:text>   )</number:text>
      <style:map style:condition="value()&gt;=0" style:apply-style-name="N119P0"/>
    </number:currency-style>
    <number:currency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currency-style>
    <number:currency-style style:name="N12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    </number:text>
    </number:currency-style>
    <number:currency-style style:name="N120P2" style:volatile="true">
      <number:text> </number:text>
      <number:fill-character> </number:fill-character>
      <number:text>-    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 </number:text>
      <number:currency-symbol/>
      <number:text> </number:text>
    </number:currency-style>
    <number:currency-style style:name="N12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 </number:text>
      <number:currency-symbol/>
      <number:text> </number:text>
    </number:currency-style>
    <number:currency-style style:name="N121P2" style:volatile="true">
      <number:text> </number:text>
      <number:fill-character> </number:fill-character>
      <number:text>-  </number:text>
      <number:currency-symbol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currency-style>
    <number:currency-style style:name="N12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   </number:text>
    </number:currency-style>
    <number:currency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 </number:text>
      <number:currency-symbol/>
      <number:text> </number:text>
    </number:currency-style>
    <number:currency-style style:name="N12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</number:text>
      <number:currency-symbol/>
      <number:text> </number:text>
    </number:currency-style>
    <number:currency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</number:text>
      <number:currency-symbol/>
      <number:text>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number number:decimal-places="0" number:min-decimal-places="0" number:min-integer-digits="1" number:grouping="true"/>
      <number:text> </number:text>
      <number:currency-symbol/>
      <number:text> </number:text>
    </number:currency-style>
    <number:currency-style style:name="N128">
      <number:text>(</number:text>
      <number:number number:decimal-places="0" number:min-decimal-places="0" number:min-integer-digits="1" number:grouping="true"/>
      <number:text> </number:text>
      <number:currency-symbol/>
      <number:text>)</number:text>
      <style:map style:condition="value()&gt;=0" style:apply-style-name="N128P0"/>
    </number:currency-style>
    <number:currency-style style:name="N129P0" style:volatile="true">
      <number:number number:decimal-places="0" number:min-decimal-places="0" number:min-integer-digits="1" number:grouping="true"/>
      <number:text> </number:text>
      <number:currency-symbol/>
      <number:text> </number:text>
    </number:currency-style>
    <number:currency-style style:name="N129">
      <style:text-properties fo:color="#ff0000"/>
      <number:text>(</number:text>
      <number:number number:decimal-places="0" number:min-decimal-places="0" number:min-integer-digits="1" number:grouping="true"/>
      <number:text> </number:text>
      <number:currency-symbol/>
      <number:text>)</number:text>
      <style:map style:condition="value()&gt;=0" style:apply-style-name="N129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/>
      <number:text> </number:text>
    </number:currency-style>
    <number:currency-style style:name="N130">
      <number:text>(</number:text>
      <number:number number:decimal-places="2" number:min-decimal-places="2" number:min-integer-digits="1" number:grouping="true"/>
      <number:text> </number:text>
      <number:currency-symbol/>
      <number:text>)</number:text>
      <style:map style:condition="value()&gt;=0" style:apply-style-name="N130P0"/>
    </number:currency-style>
    <number:currency-style style:name="N131P0" style:volatile="true">
      <number:number number:decimal-places="2" number:min-decimal-places="2" number:min-integer-digits="1" number:grouping="true"/>
      <number:text> </number:text>
      <number:currency-symbol/>
      <number:text> </number:text>
    </number:currency-style>
    <number:currency-style style:name="N131">
      <style:text-properties fo:color="#ff0000"/>
      <number:text>(</number:text>
      <number:number number:decimal-places="2" number:min-decimal-places="2" number:min-integer-digits="1" number:grouping="true"/>
      <number:text> </number:text>
      <number:currency-symbol/>
      <number:text>)</number:text>
      <style:map style:condition="value()&gt;=0" style:apply-style-name="N131P0"/>
    </number:currency-style>
    <number:number-style style:name="N132P0" style:volatile="true">
      <number:number number:decimal-places="0" number:min-decimal-places="0" number:min-integer-digits="1" number:grouping="true"/>
      <number:text>    </number:text>
    </number:number-style>
    <number:number-style style:name="N132">
      <number:text>(</number:text>
      <number:number number:decimal-places="0" number:min-decimal-places="0" number:min-integer-digits="1" number:grouping="true"/>
      <number:text>   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  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   )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">
      <number:text>(</number:text>
      <number:number number:decimal-places="2" number:min-decimal-places="2" number:min-integer-digits="1" number:grouping="true"/>
      <number:text>   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   )</number:text>
      <style:map style:condition="value()&gt;=0" style:apply-style-name="N13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00:10:37.720620750</meta:creation-date>
    <dc:date>2024-02-29T00:49:34.496601306</dc:date>
    <meta:editing-duration>PT5M21S</meta:editing-duration>
    <meta:editing-cycles>1</meta:editing-cycles>
    <meta:document-statistic meta:table-count="2" meta:cell-count="636" meta:object-count="0"/>
    <meta:generator>LibreOffice/7.3.7.2$Linux_X86_64 LibreOffice_project/30$Build-2</meta:generator>
  </office:meta>
</office:document-meta>
</file>